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653cm"/>
    </style:style>
    <style:style style:name="co2" style:family="table-column">
      <style:table-column-properties fo:break-before="auto" style:column-width="5.461cm"/>
    </style:style>
    <style:style style:name="co3" style:family="table-column">
      <style:table-column-properties fo:break-before="auto" style:column-width="12.919cm"/>
    </style:style>
    <style:style style:name="co4" style:family="table-column">
      <style:table-column-properties fo:break-before="auto" style:column-width="12.996cm"/>
    </style:style>
    <style:style style:name="co5" style:family="table-column">
      <style:table-column-properties fo:break-before="auto" style:column-width="2.731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5.58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5.186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fo:margin-left="0cm"/>
    </style:style>
    <style:style style:name="ce2" style:family="table-cell" style:parent-style-name="Default">
      <style:table-cell-properties style:text-align-source="fix" style:repeat-content="false" fo:border="0.06pt solid #000000"/>
      <style:paragraph-properties fo:text-align="justify" fo:margin-left="0cm"/>
      <style:text-properties fo:font-weight="bold" style:font-weight-asian="bold" style:font-weight-complex="bold"/>
    </style:style>
    <style:style style:name="ce3" style:family="table-cell" style:parent-style-name="Default">
      <style:table-cell-properties fo:background-color="#729fcf" style:text-align-source="fix" style:repeat-content="false" fo:border="0.06pt solid #000000"/>
      <style:paragraph-properties fo:text-align="justify" fo:margin-left="0cm"/>
      <style:text-properties fo:font-weight="normal" style:font-weight-asian="normal" style:font-weight-complex="normal"/>
    </style:style>
    <style:style style:name="ce4" style:family="table-cell" style:parent-style-name="Default">
      <style:table-cell-properties fo:background-color="#729fcf" style:text-align-source="fix" style:repeat-content="false" fo:border="0.06pt solid #000000"/>
      <style:paragraph-properties fo:text-align="justify" fo:margin-left="0cm"/>
    </style:style>
    <style:style style:name="ce5" style:family="table-cell" style:parent-style-name="Default">
      <style:table-cell-properties fo:background-color="#ffff99" style:text-align-source="fix" style:repeat-content="false" fo:border="0.06pt solid #000000"/>
      <style:paragraph-properties fo:text-align="justify" fo:margin-left="0cm"/>
    </style:style>
    <style:style style:name="ce6" style:family="table-cell" style:parent-style-name="Default">
      <style:table-cell-properties style:text-align-source="fix" style:repeat-content="false" fo:background-color="transparent" fo:border="none"/>
      <style:paragraph-properties fo:text-align="justify" fo:margin-left="0cm"/>
    </style:style>
    <style:style style:name="ce7" style:family="table-cell" style:parent-style-name="Default">
      <style:table-cell-properties fo:background-color="#729fcf" style:text-align-source="fix" style:repeat-content="false"/>
      <style:paragraph-properties fo:text-align="justify" fo:margin-left="0cm"/>
    </style:style>
    <style:style style:name="ce8" style:family="table-cell" style:parent-style-name="Default">
      <style:table-cell-properties fo:background-color="#ffff99" style:text-align-source="fix" style:repeat-content="false"/>
      <style:paragraph-properties fo:text-align="justify" fo:margin-left="0cm"/>
    </style:style>
    <style:style style:name="ce9" style:family="table-cell" style:parent-style-name="Default">
      <style:table-cell-properties fo:background-color="#729fcf" style:text-align-source="fix" style:repeat-content="false" fo:border="0.06pt solid #000000"/>
      <style:paragraph-properties fo:text-align="justify" fo:margin-left="0cm"/>
      <style:text-properties style:font-name="Liberation Sans" style:font-name-asian="WenQuanYi Zen Hei" style:font-name-complex="Lohit Devanagari"/>
    </style:style>
    <style:style style:name="ce10" style:family="table-cell" style:parent-style-name="Default">
      <style:table-cell-properties style:text-align-source="fix" style:repeat-content="false" fo:background-color="transparent" fo:border="none"/>
      <style:paragraph-properties fo:text-align="justify" fo:margin-left="0cm"/>
      <style:text-properties style:font-name="Liberation Sans" style:font-name-asian="WenQuanYi Zen Hei" style:font-name-complex="Lohit Devanagari"/>
    </style:style>
    <style:style style:name="ce11" style:family="table-cell" style:parent-style-name="Default">
      <style:table-cell-properties style:text-align-source="value-type" style:repeat-content="false" fo:background-color="transparent" fo:border="none"/>
      <style:paragraph-properties fo:margin-left="0cm"/>
    </style:style>
    <style:style style:name="ce12" style:family="table-cell" style:parent-style-name="Default">
      <style:table-cell-properties fo:background-color="#729fcf"/>
    </style:style>
    <style:style style:name="ce13" style:family="table-cell" style:parent-style-name="Default">
      <style:table-cell-properties fo:background-color="#ffff99" style:text-align-source="fix" style:repeat-content="false" fo:border="0.06pt solid #000000"/>
      <style:paragraph-properties fo:text-align="justify" fo:margin-left="0cm"/>
      <style:text-properties style:font-name="Liberation Sans" style:font-name-asian="WenQuanYi Zen Hei" style:font-name-complex="Lohit Devanagari"/>
    </style:style>
    <style:style style:name="ce14" style:family="table-cell" style:parent-style-name="Default">
      <style:table-cell-properties style:text-align-source="fix" style:repeat-content="false" fo:background-color="transparent"/>
      <style:paragraph-properties fo:text-align="justify" fo:margin-left="0cm"/>
    </style:style>
    <style:style style:name="ce15" style:family="table-cell" style:parent-style-name="Default">
      <style:table-cell-properties style:text-align-source="fix" style:repeat-content="false" fo:border="0.06pt solid #000000"/>
      <style:paragraph-properties fo:text-align="justify" fo:margin-lef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7" table:default-cell-style-name="ce1"/>
        <table:table-row table:style-name="ro1">
          <table:table-cell table:number-columns-repeated="1022"/>
        </table:table-row>
        <table:table-row table:style-name="ro1">
          <table:table-cell/>
          <table:table-cell table:style-name="ce7" office:value-type="string" calcext:value-type="string">
            <text:p>Basic</text:p>
          </table:table-cell>
          <table:table-cell table:number-columns-repeated="1020"/>
        </table:table-row>
        <table:table-row table:style-name="ro1">
          <table:table-cell/>
          <table:table-cell table:style-name="ce8" office:value-type="string" calcext:value-type="string">
            <text:p>Advanced</text:p>
          </table:table-cell>
          <table:table-cell table:number-columns-repeated="1020"/>
        </table:table-row>
        <table:table-row table:style-name="ro1">
          <table:table-cell table:number-columns-repeated="1022"/>
        </table:table-row>
        <table:table-row table:style-name="ro1">
          <table:table-cell table:style-name="ce2" office:value-type="string" calcext:value-type="string">
            <text:p>No.</text:p>
          </table:table-cell>
          <table:table-cell table:style-name="ce2" office:value-type="string" calcext:value-type="string">
            <text:p>Topic</text:p>
          </table:table-cell>
          <table:table-cell table:style-name="ce2" office:value-type="string" calcext:value-type="string">
            <text:p>References</text:p>
          </table:table-cell>
          <table:table-cell table:style-name="ce2" office:value-type="string" calcext:value-type="string">
            <text:p>Assignments</text:p>
          </table:table-cell>
          <table:table-cell table:style-name="ce2" office:value-type="string" calcext:value-type="string">
            <text:p>Time-line</text:p>
          </table:table-cell>
          <table:table-cell table:number-columns-repeated="1017"/>
        </table:table-row>
        <table:table-row table:style-name="ro2">
          <table:table-cell table:style-name="ce3" office:value-type="float" office:value="1" calcext:value-type="float">
            <text:p>1</text:p>
          </table:table-cell>
          <table:table-cell table:style-name="ce3" office:value-type="string" calcext:value-type="string">
            <text:p>Install TDI 7.1.1 and apply FP-4 for it.</text:p>
          </table:table-cell>
          <table:table-cell table:style-name="ce3" office:value-type="string" calcext:value-type="string">
            <text:p>TDI installers are present on shared system at the below location:</text:p>
            <text:p>\\10.35.38.88\Product Installers\(ITDI) IBM Tivoli Directory Integrator\TDI v7.1.1\TDI Identity Version 7.1.1</text:p>
            <text:p/>
            <text:p>Installation:</text:p>
            <text:p><text:a xlink:href="https://www.ibm.com/support/knowledgecenter/en/SSCQGF_7.1.1/com.ibm.IBMDI.doc_7.1.1/adminguide12.htm" xlink:type="simple">https://www.ibm.com/support/knowledgecenter/en/SSCQGF_7.1.1/com.ibm.IBMDI.doc_7.1.1/adminguide12.htm</text:a></text:p>
            <text:p>FP Update:</text:p>
            <text:p>Refer the README file in the FP package.</text:p>
          </table:table-cell>
          <table:table-cell table:style-name="ce3" office:value-type="string" calcext:value-type="string">
            <text:p>Install TDI on you local Windows system and apply FP-6 for it.</text:p>
          </table:table-cell>
          <table:table-cell table:style-name="ce15" office:value-type="string" calcext:value-type="string">
            <text:p>0.5 day</text:p>
          </table:table-cell>
          <table:table-cell table:number-columns-repeated="1017"/>
        </table:table-row>
        <table:table-row table:style-name="ro3">
          <table:table-cell table:style-name="ce4" office:value-type="float" office:value="2" calcext:value-type="float">
            <text:p>2</text:p>
          </table:table-cell>
          <table:table-cell table:style-name="ce4" office:value-type="string" calcext:value-type="string">
            <text:p>TDI Basics: Getting Started.</text:p>
          </table:table-cell>
          <table:table-cell table:style-name="ce4" office:value-type="string" calcext:value-type="string">
            <text:p>Kpoint Kapsule for TDI overview:</text:p>
            <text:p><text:a xlink:href="http://kpoint.gslab.com/app/video/gcc-f55c08dd-07a6-43d7-b70f-8dcef8470244?search=tdi" xlink:type="simple">http://kpoint.gslab.com/app/video/gcc-f55c08dd-07a6-43d7-b70f-8dcef8470244?search=tdi</text:a></text:p>
            <text:p/>
            <text:p>TDI Basics and getting started guide:</text:p>
            <text:p>https://www.ibm.com/support/knowledgecenter/en/SSCQGF_7.1.1/com.ibm.IBMDI.doc_7.1.1/tdi_overview.htm</text:p>
            <text:p><text:a xlink:href="https://www.ibm.com/support/knowledgecenter/SSCQGF_7.1.1/com.ibm.IBMDI.doc_7.1.1/gettingstarted.pdf" xlink:type="simple">https://www.ibm.com/support/knowledgecenter/SSCQGF_7.1.1/com.ibm.IBMDI.doc_7.1.1/gettingstarted.pdf</text:a></text:p>
            <text:p><text:a xlink:href="https://www.ibm.com/support/knowledgecenter/SSCQGF_7.1.1/com.ibm.IBMDI.doc_7.1.1/usersguide.pdf" xlink:type="simple">https://www.ibm.com/support/knowledgecenter/SSCQGF_7.1.1/com.ibm.IBMDI.doc_7.1.1/usersguide.pdf</text:a></text:p>
            <text:p/>
            <text:p><text:span text:style-name="T1">Additional references:</text:span></text:p>
            <text:p><text:span text:style-name="T2">https://www.ibm.com/developerworks/community/wikis/home?lang=en#!/wiki/Tivoli+Directory+Integrator</text:span></text:p>
            <text:p><text:a xlink:href="http://www.tdi-users.org/twiki/bin/view/Integrator/LearningTDI" xlink:type="simple">http://www.tdi-users.org/twiki/bin/view/Integrator/LearningTDI</text:a></text:p>
            <text:p><text:a xlink:href="http://www-03.ibm.com/certify/jp-ja/tests/objC2150-563.shtml" xlink:type="simple">http://www-03.ibm.com/certify/jp-ja/tests/objC2150-563.shtml</text:a></text:p>
          </table:table-cell>
          <table:table-cell table:style-name="ce4" office:value-type="string" calcext:value-type="string">
            <text:p>Watch Kpoint kapsule.</text:p>
            <text:p/>
            <text:p>Refer the getting started guide and complete the assignment (CSV to XML) by following steps mentioned in the document.</text:p>
          </table:table-cell>
          <table:table-cell table:style-name="ce15" office:value-type="string" calcext:value-type="string">
            <text:p>2 days.</text:p>
          </table:table-cell>
          <table:table-cell table:number-columns-repeated="1017"/>
        </table:table-row>
        <table:table-row table:style-name="ro4">
          <table:table-cell table:style-name="ce4" office:value-type="float" office:value="3" calcext:value-type="float">
            <text:p>3</text:p>
          </table:table-cell>
          <table:table-cell table:style-name="ce4" office:value-type="string" calcext:value-type="string">
            <text:p>LDAP Connector and TimerConnector</text:p>
          </table:table-cell>
          <table:table-cell table:style-name="ce4" office:value-type="string" calcext:value-type="string">
            <text:p>Prerequisite: Knowledge of LDAP, TDS.</text:p>
            <text:p/>
            <text:p>TDI Component reference guide:</text:p>
            <text:p><text:a xlink:href="https://www.ibm.com/support/knowledgecenter/SSCQGF_7.1.1/com.ibm.IBMDI.doc_7.1.1/referenceguide.pdf" xlink:type="simple">https://www.ibm.com/support/knowledgecenter/SSCQGF_7.1.1/com.ibm.IBMDI.doc_7.1.1/referenceguide.pdf</text:a></text:p>
          </table:table-cell>
          <table:table-cell table:style-name="ce12" office:value-type="string" calcext:value-type="string">
            <text:p>Please refer the TDIAssignment1.txt document for assignment related to it.</text:p>
          </table:table-cell>
          <table:table-cell table:style-name="ce15" office:value-type="string" calcext:value-type="string">
            <text:p>1 days.</text:p>
          </table:table-cell>
          <table:table-cell table:number-columns-repeated="1017"/>
        </table:table-row>
        <table:table-row table:style-name="ro5">
          <table:table-cell table:style-name="ce4" office:value-type="float" office:value="4" calcext:value-type="float">
            <text:p>4</text:p>
          </table:table-cell>
          <table:table-cell table:style-name="ce4" office:value-type="string" calcext:value-type="string">
            <text:p>Properties file and logging file customization.</text:p>
          </table:table-cell>
          <table:table-cell table:style-name="ce4" office:value-type="string" calcext:value-type="string">
            <text:p>Refer “Steps to read properties from property file” document in the reference material.</text:p>
          </table:table-cell>
          <table:table-cell table:style-name="ce4" office:value-type="string" calcext:value-type="string">
            <text:p>Update the AL that is created in the above assignment to read all the connection parameter from property file instead of hard coded values. And separate log file should be generated for the AL, instead of logging it into TDI default log file. </text:p>
          </table:table-cell>
          <table:table-cell table:style-name="ce15" office:value-type="string" calcext:value-type="string">
            <text:p>0.5 day</text:p>
          </table:table-cell>
          <table:table-cell table:number-columns-repeated="1017"/>
        </table:table-row>
        <table:table-row table:style-name="ro6">
          <table:table-cell table:style-name="ce4" office:value-type="float" office:value="5" calcext:value-type="float">
            <text:p>5</text:p>
          </table:table-cell>
          <table:table-cell table:style-name="ce4" office:value-type="string" calcext:value-type="string">
            <text:p>Command line interface</text:p>
          </table:table-cell>
          <table:table-cell table:style-name="ce4" office:value-type="string" calcext:value-type="string">
            <text:p>http://ibm.software.network.directory-integrator.narkive.com/pzSA6cbd/how-to-run-an-assembly-line-from-command-prompt</text:p>
            <text:p>http://www.gattis.org/Work-and-Tech/iam/tivoli/tdi-server-command-line-tdisrvctl</text:p>
            <text:p>https://www.ibm.com/support/knowledgecenter/en/SSCQGF_7.1.1/com.ibm.IBMDI.doc_7.1.1/adminguide75.htm</text:p>
            <text:p/>
            <text:p>Link for TDI server start/stop:</text:p>
            <text:p>https://www.ibm.com/support/knowledgecenter/en/SSCQGF_7.1.0/com.ibm.IBMDI.doc_7.1/adminguide75.htm</text:p>
            <text:p/>
            <text:p>Command to start/stop TDI instance server:</text:p>
            <text:p>/opt/IBM/TDI/V7.1.1/ibmdisrv -s /sol/dir/path/to/solutionDirectory -i -d 1&gt;/tmp/tdi_start.log 2&gt;&amp;1</text:p>
          </table:table-cell>
          <table:table-cell table:style-name="ce4" office:value-type="string" calcext:value-type="string">
            <text:p>Perform the following operation using command line:</text:p>
            <text:p>1. Start stop the TDI server.</text:p>
            <text:p>2. Start the config and Assembly Line</text:p>
            <text:p>3. Stop the config and Assembly Line</text:p>
          </table:table-cell>
          <table:table-cell table:style-name="ce15" office:value-type="string" calcext:value-type="string">
            <text:p>0.5 day</text:p>
          </table:table-cell>
          <table:table-cell table:number-columns-repeated="1017"/>
        </table:table-row>
        <table:table-row table:style-name="ro5">
          <table:table-cell table:style-name="ce4" office:value-type="float" office:value="6" calcext:value-type="float">
            <text:p>6</text:p>
          </table:table-cell>
          <table:table-cell table:style-name="ce9" office:value-type="string" calcext:value-type="string">
            <text:p>FileManagment Connector and For-each connector</text:p>
          </table:table-cell>
          <table:table-cell table:style-name="ce9" office:value-type="string" calcext:value-type="string">
            <text:p>TDI Component reference guide:</text:p>
            <text:p><text:a xlink:href="https://www.ibm.com/support/knowledgecenter/SSCQGF_7.1.1/com.ibm.IBMDI.doc_7.1.1/referenceguide.pdf" xlink:type="simple">https://www.ibm.com/support/knowledgecenter/SSCQGF_7.1.1/com.ibm.IBMDI.doc_7.1.1/referenceguide.pdf</text:a></text:p>
          </table:table-cell>
          <table:table-cell table:style-name="ce9" office:value-type="string" calcext:value-type="string">
            <text:p>The AL takes the local directory name via property file. It periodically iterate over all the files in the particular directory, if it fines any file which name is ends with '.done', then all such files will be renames as '.done.processed'.</text:p>
          </table:table-cell>
          <table:table-cell table:style-name="ce15" office:value-type="string" calcext:value-type="string">
            <text:p>1 days.</text:p>
          </table:table-cell>
          <table:table-cell table:number-columns-repeated="1017"/>
        </table:table-row>
        <table:table-row table:style-name="ro4">
          <table:table-cell table:style-name="ce4" office:value-type="float" office:value="7" calcext:value-type="float">
            <text:p>7</text:p>
          </table:table-cell>
          <table:table-cell table:style-name="ce9" office:value-type="string" calcext:value-type="string">
            <text:p>TDSChangeLog connector</text:p>
          </table:table-cell>
          <table:table-cell table:style-name="ce9" office:value-type="string" calcext:value-type="string">
            <text:p>Prerequisite: Knowledge of LDAP, TDS and TDS change log. </text:p>
            <text:p/>
            <text:p>TDI Component reference guide:</text:p>
            <text:p><text:a xlink:href="https://www.ibm.com/support/knowledgecenter/SSCQGF_7.1.1/com.ibm.IBMDI.doc_7.1.1/referenceguide.pdf" xlink:type="simple">https://www.ibm.com/support/knowledgecenter/SSCQGF_7.1.1/com.ibm.IBMDI.doc_7.1.1/referenceguide.pdf</text:a></text:p>
          </table:table-cell>
          <table:table-cell table:style-name="ce9" office:value-type="string" calcext:value-type="string">
            <text:p>Generate the LDIF file for the changes made to LDAP. The property file will provide starting change log number. This AL read all the changes from starting change log number and record it in LDIF file. The AL should in continues in waiting mode to record any changes.</text:p>
          </table:table-cell>
          <table:table-cell table:style-name="ce15" office:value-type="string" calcext:value-type="string">
            <text:p>2 days.</text:p>
          </table:table-cell>
          <table:table-cell table:number-columns-repeated="1017"/>
        </table:table-row>
        <table:table-row table:style-name="ro4">
          <table:table-cell table:style-name="ce5" office:value-type="float" office:value="8" calcext:value-type="float">
            <text:p>8</text:p>
          </table:table-cell>
          <table:table-cell table:style-name="ce5" office:value-type="string" calcext:value-type="string">
            <text:p>LDAP Connector and TDSChangeLog connector (Initialization config)</text:p>
          </table:table-cell>
          <table:table-cell table:style-name="ce5" office:value-type="string" calcext:value-type="string">
            <text:p>Prerequisite: Knowledge of LDAP, TDS and TDS change log. </text:p>
            <text:p/>
            <text:p>TDI Component reference guide:</text:p>
            <text:p><text:a xlink:href="https://www.ibm.com/support/knowledgecenter/SSCQGF_7.1.1/com.ibm.IBMDI.doc_7.1.1/referenceguide.pdf" xlink:type="simple">https://www.ibm.com/support/knowledgecenter/SSCQGF_7.1.1/com.ibm.IBMDI.doc_7.1.1/referenceguide.pdf</text:a></text:p>
          </table:table-cell>
          <table:table-cell table:style-name="ce5" office:value-type="string" calcext:value-type="string">
            <text:p>Generate the LDIF file for the changes made to LDAP in particular time interval.</text:p>
          </table:table-cell>
          <table:table-cell table:style-name="ce15" office:value-type="string" calcext:value-type="string">
            <text:p>1 days.</text:p>
          </table:table-cell>
          <table:table-cell table:number-columns-repeated="1017"/>
        </table:table-row>
        <table:table-row table:style-name="ro7">
          <table:table-cell table:style-name="ce5" office:value-type="float" office:value="9" calcext:value-type="float">
            <text:p>9</text:p>
          </table:table-cell>
          <table:table-cell table:style-name="ce5" office:value-type="string" calcext:value-type="string">
            <text:p>TDSChangeLog connector and JMS connector</text:p>
          </table:table-cell>
          <table:table-cell table:style-name="ce5" office:value-type="string" calcext:value-type="string">
            <text:p>Prerequisite: Knowledge of LDAP, TDS and TDS change log. </text:p>
            <text:p/>
            <text:p>TDI Component reference guide:</text:p>
            <text:p><text:a xlink:href="https://www.ibm.com/support/knowledgecenter/SSCQGF_7.1.1/com.ibm.IBMDI.doc_7.1.1/referenceguide.pdf" xlink:type="simple">https://www.ibm.com/support/knowledgecenter/SSCQGF_7.1.1/com.ibm.IBMDI.doc_7.1.1/referenceguide.pdf</text:a></text:p>
            <text:p/>
            <text:p>Reference link for JMS:</text:p>
            <text:p>https://en.wikipedia.org/wiki/Apache_ActiveMQ</text:p>
            <text:p>http://activemq.apache.org/version-5-getting-started.html</text:p>
            <text:p>http://activemq.apache.org/</text:p>
            <text:p><text:a xlink:href="http://opensourceforu.com/2011/04/understanding-middleware-with-apache-activemq/" xlink:type="simple">http://opensourceforu.com/2011/04/understanding-middleware-with-apache-activemq/</text:a></text:p>
          </table:table-cell>
          <table:table-cell table:style-name="ce5" office:value-type="string" calcext:value-type="string">
            <text:p>Read the TDS change log entry and push LDIF message for these changes to MQ (or any other JMS queue).</text:p>
            <text:p/>
            <text:p>Pull message from queue parse the LDIF message, and update/add the entries  in db table. Here assumption is that database table for user is already available with basic attributes such as cn, sn, givenName, employeeNumber, locality, departmentNumber etc.</text:p>
            <text:p/>
            <text:p>This is the extension for the assignment number 3 and 7 in the sheet. Please go thorough the details of these assignments. </text:p>
            <text:p/>
          </table:table-cell>
          <table:table-cell table:style-name="ce15" office:value-type="string" calcext:value-type="string">
            <text:p>2 days.</text:p>
          </table:table-cell>
          <table:table-cell table:number-columns-repeated="1017"/>
        </table:table-row>
        <table:table-row table:style-name="ro2">
          <table:table-cell table:style-name="ce5" office:value-type="float" office:value="10" calcext:value-type="float">
            <text:p>10</text:p>
          </table:table-cell>
          <table:table-cell table:style-name="ce5" office:value-type="string" calcext:value-type="string">
            <text:p>HTTPClient connector and SSL configuration.</text:p>
          </table:table-cell>
          <table:table-cell table:style-name="ce5" office:value-type="string" calcext:value-type="string">
            <text:p>Prerequisite: Knowledge of REST API and SSL basics.</text:p>
            <text:p/>
            <text:p>TDI Component reference guide:</text:p>
            <text:p><text:a xlink:href="https://www.ibm.com/support/knowledgecenter/SSCQGF_7.1.1/com.ibm.IBMDI.doc_7.1.1/referenceguide.pdf" xlink:type="simple">https://www.ibm.com/support/knowledgecenter/SSCQGF_7.1.1/com.ibm.IBMDI.doc_7.1.1/referenceguide.pdf</text:a></text:p>
            <text:p><text:a xlink:href="https://openweathermap.org/api" xlink:type="simple">https://openweathermap.org/api</text:a></text:p>
            <text:p/>
            <text:p>HTTPClientConnector and JSON Parsing:</text:p>
            <text:p><text:a xlink:href="https://www.youtube.com/watch?v=VHmf76FMI-U" xlink:type="simple">https://www.youtube.com/watch?v=VHmf76FMI-U</text:a></text:p>
          </table:table-cell>
          <table:table-cell table:style-name="ce5" office:value-type="string" calcext:value-type="string">
            <text:p>Read the city names from the property file and generate the weather report for all of these cities. </text:p>
          </table:table-cell>
          <table:table-cell table:style-name="ce15" office:value-type="string" calcext:value-type="string">
            <text:p>2 days.</text:p>
          </table:table-cell>
          <table:table-cell table:number-columns-repeated="1017"/>
        </table:table-row>
        <table:table-row table:style-name="ro4">
          <table:table-cell table:style-name="ce5" office:value-type="float" office:value="11" calcext:value-type="float">
            <text:p>11</text:p>
          </table:table-cell>
          <table:table-cell table:style-name="ce5" office:value-type="string" calcext:value-type="string">
            <text:p>HTTPClient connector and passive mode connector.</text:p>
          </table:table-cell>
          <table:table-cell table:style-name="ce5" office:value-type="string" calcext:value-type="string">
            <text:p>Prerequisite: Knowledge of REST API and and SSL basics.</text:p>
            <text:p/>
            <text:p>TDI Component reference guide:</text:p>
            <text:p><text:a xlink:href="https://www.ibm.com/support/knowledgecenter/SSCQGF_7.1.1/com.ibm.IBMDI.doc_7.1.1/referenceguide.pdf" xlink:type="simple">https://www.ibm.com/support/knowledgecenter/SSCQGF_7.1.1/com.ibm.IBMDI.doc_7.1.1/referenceguide.pdf</text:a></text:p>
          </table:table-cell>
          <table:table-cell table:style-name="ce5" office:value-type="string" calcext:value-type="string">
            <text:p>Read the CSV file period of an hour interval and update the users in the CIS DEMO domain using GMA REST APIs. The same API token should be used to execute the call until token expires. On token expiration, the same API call should be executed again.</text:p>
          </table:table-cell>
          <table:table-cell table:style-name="ce15" office:value-type="string" calcext:value-type="string">
            <text:p>3 days.</text:p>
          </table:table-cell>
          <table:table-cell table:number-columns-repeated="1017"/>
        </table:table-row>
        <table:table-row table:style-name="ro8">
          <table:table-cell table:style-name="ce5" office:value-type="float" office:value="12" calcext:value-type="float">
            <text:p>12</text:p>
          </table:table-cell>
          <table:table-cell table:style-name="ce5" office:value-type="string" calcext:value-type="string">
            <text:p>Server Type connector. (TCP Server) and SSL configuration.</text:p>
          </table:table-cell>
          <table:table-cell table:style-name="ce5" office:value-type="string" calcext:value-type="string">
            <text:p>TDI Component reference guide:</text:p>
            <text:p><text:a xlink:href="https://www.ibm.com/support/knowledgecenter/SSCQGF_7.1.1/com.ibm.IBMDI.doc_7.1.1/referenceguide.pdf" xlink:type="simple">https://www.ibm.com/support/knowledgecenter/SSCQGF_7.1.1/com.ibm.IBMDI.doc_7.1.1/referenceguide.pdf</text:a></text:p>
          </table:table-cell>
          <table:table-cell table:style-name="ce5" office:value-type="string" calcext:value-type="string">
            <text:p>Develop AL that accepts the TCP connections and record all the TCP messages in the file.</text:p>
          </table:table-cell>
          <table:table-cell table:style-name="ce15" office:value-type="string" calcext:value-type="string">
            <text:p>1 days.</text:p>
          </table:table-cell>
          <table:table-cell table:number-columns-repeated="1017"/>
        </table:table-row>
        <table:table-row table:style-name="ro8">
          <table:table-cell table:style-name="ce5" office:value-type="float" office:value="13" calcext:value-type="float">
            <text:p>13</text:p>
          </table:table-cell>
          <table:table-cell table:style-name="ce5" office:value-type="string" calcext:value-type="string">
            <text:p>Script based custom connector</text:p>
          </table:table-cell>
          <table:table-cell table:style-name="ce5" office:value-type="string" calcext:value-type="string">
            <text:p>TDI Component reference guide:</text:p>
            <text:p><text:a xlink:href="https://www.ibm.com/support/knowledgecenter/SSCQGF_7.1.1/com.ibm.IBMDI.doc_7.1.1/referenceguide.pdf" xlink:type="simple">https://www.ibm.com/support/knowledgecenter/SSCQGF_7.1.1/com.ibm.IBMDI.doc_7.1.1/referenceguide.pdf</text:a></text:p>
          </table:table-cell>
          <table:table-cell table:style-name="ce13" office:value-type="string" calcext:value-type="string">
            <text:p>Develop AL that works as UDP server using script connector configuration.</text:p>
          </table:table-cell>
          <table:table-cell table:style-name="ce15" office:value-type="string" calcext:value-type="string">
            <text:p>1 days.</text:p>
          </table:table-cell>
          <table:table-cell table:number-columns-repeated="1017"/>
        </table:table-row>
        <table:table-row table:style-name="ro8">
          <table:table-cell table:style-name="ce5" office:value-type="float" office:value="14" calcext:value-type="float">
            <text:p>14</text:p>
          </table:table-cell>
          <table:table-cell table:style-name="ce5" office:value-type="string" calcext:value-type="string">
            <text:p>Java based custom connector.</text:p>
          </table:table-cell>
          <table:table-cell table:style-name="ce5" office:value-type="string" calcext:value-type="string">
            <text:p>TDI Component reference guide:</text:p>
            <text:p><text:a xlink:href="https://www.ibm.com/support/knowledgecenter/SSCQGF_7.1.1/com.ibm.IBMDI.doc_7.1.1/referenceguide.pdf" xlink:type="simple">https://www.ibm.com/support/knowledgecenter/SSCQGF_7.1.1/com.ibm.IBMDI.doc_7.1.1/referenceguide.pdf</text:a></text:p>
          </table:table-cell>
          <table:table-cell table:style-name="ce5" office:value-type="string" calcext:value-type="string">
            <text:p>Develop a custom connector for SFTP file download and use in the AL for downloading the file from SFTP connector.</text:p>
          </table:table-cell>
          <table:table-cell table:style-name="ce15" office:value-type="string" calcext:value-type="string">
            <text:p>3 days.</text:p>
          </table:table-cell>
          <table:table-cell table:number-columns-repeated="1017"/>
        </table:table-row>
        <table:table-row table:style-name="ro9">
          <table:table-cell table:style-name="ce5" office:value-type="float" office:value="15" calcext:value-type="float">
            <text:p>15</text:p>
          </table:table-cell>
          <table:table-cell table:style-name="ce5" office:value-type="string" calcext:value-type="string">
            <text:p>Calling an AL from another AL.</text:p>
          </table:table-cell>
          <table:table-cell table:style-name="ce5" office:value-type="string" calcext:value-type="string">
            <text:p>TDI Component reference guide:</text:p>
            <text:p><text:a xlink:href="https://www.ibm.com/support/knowledgecenter/SSCQGF_7.1.1/com.ibm.IBMDI.doc_7.1.1/referenceguide.pdf" xlink:type="simple">https://www.ibm.com/support/knowledgecenter/SSCQGF_7.1.1/com.ibm.IBMDI.doc_7.1.1/referenceguide.pdf</text:a></text:p>
          </table:table-cell>
          <table:table-cell table:style-name="ce5" office:value-type="string" calcext:value-type="string">
            <text:p>Develop an config which has three Als in it, one is the worker AL which load the <text:s/>data to LDAP, other two are invoker Als, out of which, first is read the data from CSV file and other is reading the data from XML file. Please refer the TDIAssignment1.txt file for format of the CSV file. The same attributes should also be present in the XML file as well.</text:p>
          </table:table-cell>
          <table:table-cell table:style-name="ce15" office:value-type="string" calcext:value-type="string">
            <text:p>2 days.</text:p>
          </table:table-cell>
          <table:table-cell table:number-columns-repeated="1017"/>
        </table:table-row>
        <table:table-row table:style-name="ro1" table:number-rows-repeated="8">
          <table:table-cell table:style-name="ce6" table:number-columns-repeated="4"/>
          <table:table-cell table:number-columns-repeated="1018"/>
        </table:table-row>
        <table:table-row table:style-name="ro1">
          <table:table-cell table:style-name="ce6" table:number-columns-repeated="3"/>
          <table:table-cell table:style-name="ce14"/>
          <table:table-cell table:number-columns-repeated="1018"/>
        </table:table-row>
        <table:table-row table:style-name="ro1">
          <table:table-cell table:style-name="ce6" table:number-columns-repeated="2"/>
          <table:table-cell table:style-name="ce10"/>
          <table:table-cell table:style-name="ce6"/>
          <table:table-cell table:number-columns-repeated="1018"/>
        </table:table-row>
        <table:table-row table:style-name="ro10">
          <table:table-cell table:style-name="ce6" table:number-columns-repeated="2"/>
          <table:table-cell table:style-name="ce11"/>
          <table:table-cell table:style-name="ce6"/>
          <table:table-cell table:number-columns-repeated="1018"/>
        </table:table-row>
        <table:table-row table:style-name="ro1">
          <table:table-cell table:style-name="ce6" table:number-columns-repeated="4"/>
          <table:table-cell table:number-columns-repeated="1018"/>
        </table:table-row>
        <table:table-row table:style-name="ro1" table:number-rows-repeated="1048543">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style:style style:name="Default" style:family="table-cell">
      <style:text-properties style:font-name-asian="WenQuanYi Zen Hei" style:font-family-asian="'WenQuanYi Zen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6">00/00/0000</text:date>, <text:time style:data-style-name="N2" text:time-value="14:19:55.3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ol Brahme</meta:initial-creator>
    <meta:creation-date>2018-03-05T10:46:18.047510738</meta:creation-date>
    <dc:date>2018-11-26T14:26:14.756000000</dc:date>
    <meta:editing-duration>PT8H40M41S</meta:editing-duration>
    <meta:editing-cycles>115</meta:editing-cycles>
    <meta:generator>LibreOffice/4.2.4.2$Windows_x86 LibreOffice_project/63150712c6d317d27ce2db16eb94c2f3d7b699f8</meta:generator>
    <meta:document-statistic meta:table-count="1" meta:cell-count="82" meta:object-count="0"/>
  </office:meta>
</office:document-meta>
</file>